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B000000DDBAB4CC2A.png" manifest:media-type=""/>
  <manifest:file-entry manifest:full-path="Pictures/100000000000000600000006696DCE7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SariComp-Medium" svg:font-family="SariComp-Medium" style:font-adornments="Standard" style:font-family-generic="swiss" style:font-pitch="variable"/>
    <style:font-face style:name="SariCompPro" svg:font-family="SariCompPro" style:font-adornments="Standard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  <style:text-properties officeooo:paragraph-rsid="00011911"/>
    </style:style>
    <style:style style:name="P3" style:family="paragraph" style:parent-style-name="Footer">
      <style:paragraph-properties fo:text-align="start" style:justify-single-word="false">
        <style:tab-stops>
          <style:tab-stop style:position="24.236cm" style:type="right"/>
        </style:tab-stops>
      </style:paragraph-properties>
      <style:text-properties officeooo:paragraph-rsid="0006281f"/>
    </style:style>
    <style:style style:name="P4" style:family="paragraph" style:parent-style-name="Header">
      <style:text-properties fo:font-size="2pt" officeooo:paragraph-rsid="0006281f" style:font-size-asian="1.75pt" style:font-size-complex="2pt"/>
    </style:style>
    <style:style style:name="P5" style:family="paragraph" style:parent-style-name="Datum">
      <style:paragraph-properties fo:text-align="end" style:justify-single-word="false"/>
      <style:text-properties style:font-name="SariCompPro" fo:font-size="8pt" officeooo:rsid="003f0c1f" officeooo:paragraph-rsid="0006281f" style:font-size-asian="8pt" style:font-size-complex="8pt"/>
    </style:style>
    <style:style style:name="P6" style:family="paragraph" style:parent-style-name="Standard">
      <style:text-properties fo:font-size="2pt" officeooo:paragraph-rsid="0006281f" style:font-size-asian="1.75pt" style:font-size-complex="2pt"/>
    </style:style>
    <style:style style:name="P7" style:family="paragraph" style:parent-style-name="Subtitle">
      <style:paragraph-properties fo:text-align="start" style:justify-single-word="false"/>
    </style:style>
    <style:style style:name="P8" style:family="paragraph" style:parent-style-name="Text_20_body">
      <style:text-properties officeooo:rsid="000fb7fd" officeooo:paragraph-rsid="000fb7fd"/>
    </style:style>
    <style:style style:name="P9" style:family="paragraph" style:parent-style-name="Text_20_body">
      <style:text-properties officeooo:rsid="000fb7fd" officeooo:paragraph-rsid="00140136"/>
    </style:style>
    <style:style style:name="P10" style:family="paragraph" style:parent-style-name="Title" style:master-page-name="sfp_20_-_20_first_20_page">
      <style:paragraph-properties style:page-number="auto"/>
      <style:text-properties officeooo:rsid="000fb7fd"/>
    </style:style>
    <style:style style:name="P11" style:family="paragraph" style:parent-style-name="Subtitle">
      <style:paragraph-properties fo:text-align="start" style:justify-single-word="false"/>
      <style:text-properties officeooo:rsid="000fb7fd"/>
    </style:style>
    <style:style style:name="P12" style:family="paragraph" style:parent-style-name="List_20_1">
      <style:text-properties officeooo:paragraph-rsid="000fb7fd"/>
    </style:style>
    <style:style style:name="P13" style:family="paragraph" style:parent-style-name="List_20_1">
      <style:text-properties officeooo:rsid="000fb7fd" officeooo:paragraph-rsid="000fb7fd"/>
    </style:style>
    <style:style style:name="P14" style:family="paragraph" style:parent-style-name="List_20_1" style:list-style-name="List_20_1">
      <style:text-properties officeooo:rsid="000fb7fd" officeooo:paragraph-rsid="001487c8"/>
    </style:style>
    <style:style style:name="P15" style:family="paragraph" style:parent-style-name="List_20_1">
      <style:text-properties officeooo:paragraph-rsid="0010d944"/>
    </style:style>
    <style:style style:name="P16" style:family="paragraph" style:parent-style-name="List_20_1">
      <style:text-properties officeooo:paragraph-rsid="00118df3"/>
    </style:style>
    <style:style style:name="P17" style:family="paragraph" style:parent-style-name="List_20_1">
      <style:text-properties officeooo:rsid="00118df3" officeooo:paragraph-rsid="00118df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ecf59" style:font-weight-asian="normal" style:font-weight-complex="normal"/>
    </style:style>
    <style:style style:name="T3" style:family="text">
      <style:text-properties fo:font-weight="normal" officeooo:rsid="00289c26" style:font-weight-asian="normal" style:font-weight-complex="normal"/>
    </style:style>
    <style:style style:name="T4" style:family="text">
      <style:text-properties officeooo:rsid="000fb7fd"/>
    </style:style>
    <style:style style:name="T5" style:family="text">
      <style:text-properties officeooo:rsid="0010d944"/>
    </style:style>
    <style:style style:name="T6" style:family="text">
      <style:text-properties officeooo:rsid="00118df3"/>
    </style:style>
    <style:style style:name="T7" style:family="text">
      <style:text-properties officeooo:rsid="00133328"/>
    </style:style>
    <style:style style:name="T8" style:family="text">
      <style:text-properties officeooo:rsid="00136b49"/>
    </style:style>
    <style:style style:name="T9" style:family="text">
      <style:text-properties officeooo:rsid="00140136"/>
    </style:style>
    <style:style style:name="T10" style:family="text">
      <style:text-properties officeooo:rsid="001487c8"/>
    </style:style>
    <style:style style:name="T11" style:family="text">
      <style:text-properties officeooo:rsid="00150f6d"/>
    </style:style>
    <style:style style:name="T12" style:family="text">
      <style:text-properties officeooo:rsid="0015ba95"/>
    </style:style>
    <style:style style:name="T13" style:family="text">
      <style:text-properties officeooo:rsid="00163937"/>
    </style:style>
    <style:style style:name="T14" style:family="text">
      <style:text-properties officeooo:rsid="00171402"/>
    </style:style>
    <style:style style:name="T15" style:family="text">
      <style:text-properties officeooo:rsid="0018234c"/>
    </style:style>
    <style:style style:name="T16" style:family="text">
      <style:text-properties officeooo:rsid="0019ab81"/>
    </style:style>
    <style:style style:name="fr1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it Update Script</text:p>
      <text:p text:style-name="P8"/>
      <text:p text:style-name="P8">Kurzanleitung für das Update Script im SwissBib VuFind2 Projekt.</text:p>
      <text:p text:style-name="P11">Das Script</text:p>
      <text:p text:style-name="P9">Das Script fasst mehrere Befehle zusammen die nötig sind, um den Programmcode <text:span text:style-name="T9">auf </text:span>den <text:line-break/><text:span text:style-name="T9">swissbib.unibas.ch </text:span>Testinstanzen (<text:span text:style-name="T8">sb-</text:span>vf1, <text:span text:style-name="T8">sb-</text:span>vf2, <text:span text:style-name="T8">sb-</text:span>vf3) zu aktualisieren. <text:line-break/>Folgende Aktionen werden vom Script ausgeführt:</text:p>
      <text:list xml:id="list36630783" text:style-name="List_20_1">
        <text:list-item>
          <text:p text:style-name="P14">Erstellen einer Logdatei für den Updatevorgang (cli/log/<text:span text:style-name="T10">[aktueller Zeitstempel].log</text:span>)</text:p>
        </text:list-item>
        <text:list-item>
          <text:p text:style-name="P13"><text:span text:style-name="T11">git s</text:span>tash - Sichert und entfernt lokale Änderungen</text:p>
        </text:list-item>
        <text:list-item>
          <text:p text:style-name="P13"><text:span text:style-name="T12">git c</text:span>heckout development <text:s/>- Stellt sicher, dass <text:span text:style-name="T13">der <text:s/></text:span><text:span text:style-name="T14">branch „</text:span>development“<text:span text:style-name="T13"> </text:span>ausgecheckt ist</text:p>
        </text:list-item>
        <text:list-item>
          <text:p text:style-name="P13"><text:span text:style-name="T14">git p</text:span>ull – Holt die neu<text:span text:style-name="T14">e</text:span>sten Änderungen vom Repository</text:p>
        </text:list-item>
        <text:list-item>
          <text:p text:style-name="P13"><text:span text:style-name="T15">git s</text:span>tash <text:span text:style-name="T15">p</text:span>op – Stellt eventuelle lokale Änderungen wieder her</text:p>
        </text:list-item>
        <text:list-item>
          <text:p text:style-name="P12"><text:span text:style-name="T4">Lösch</text:span><text:span text:style-name="T7">en</text:span><text:span text:style-name="T4"> de</text:span><text:span text:style-name="T7">s</text:span><text:span text:style-name="T4"> lokalen Cache Ordner</text:span><text:span text:style-name="T7">s</text:span></text:p>
        </text:list-item>
      </text:list>
      <text:p text:style-name="P11"/>
      <text:p text:style-name="P7"><text:span text:style-name="T4">Vorgehen </text:span><text:span text:style-name="T7">für Update</text:span></text:p>
      <text:list xml:id="list36718935" text:continue-numbering="true" text:style-name="List_20_1">
        <text:list-item>
          <text:p text:style-name="P15"><text:span text:style-name="T6">Voraussetzung: </text:span><text:span text:style-name="T5">Auf dem Server </text:span><text:span text:style-name="T6">ist das</text:span><text:span text:style-name="T5"> Projekt </text:span><text:span text:style-name="T6">mit git</text:span><text:span text:style-name="T5"> ausgecheckt (</text:span><text:span text:style-name="T6">git</text:span><text:span text:style-name="T5"> clone)</text:span></text:p>
        </text:list-item>
        <text:list-item>
          <text:p text:style-name="P16"><text:span text:style-name="T7">Wechseln ins</text:span><text:span text:style-name="T6"> Arbeitsverzeichnis </text:span><text:span text:style-name="T7">des </text:span><text:span text:style-name="T6">Projekt</text:span><text:span text:style-name="T7">es</text:span><text:span text:style-name="T6"> (cd /usr/local/vufind)</text:span></text:p>
        </text:list-item>
        <text:list-item>
          <text:p text:style-name="P17">Script ausführen: $: cli/update.sh</text:p>
        </text:list-item>
        <text:list-item>
          <text:p text:style-name="P17">Ausgabe der einzelnen Befehle beachten für evtl. Fehlerbeheb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SariComp-Medium" svg:font-family="SariComp-Medium" style:font-adornments="Standard" style:font-family-generic="swiss" style:font-pitch="variable"/>
    <style:font-face style:name="SariCompPro" svg:font-family="SariCompPro" style:font-adornments="Standard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ariComp-Medium" fo:font-size="18pt" fo:font-weight="normal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cm" fo:margin-bottom="0.51cm" style:contextual-spacing="false" fo:line-height="130%" fo:orphans="2" fo:widows="2" fo:hyphenation-ladder-count="no-limit" style:page-number="auto" fo:background-color="transparent" style:shadow="none">
        <style:tab-stops/>
        <style:background-image/>
      </style:paragraph-properties>
      <style:text-properties fo:font-size="10pt" style:text-underline-style="none" fo:hyphenate="true" fo:hyphenation-remain-char-count="2" fo:hyphenation-push-char-count="2"/>
    </style:style>
    <style:style style:name="List" style:family="paragraph" style:parent-style-name="Text_20_body" style:class="list">
      <style:text-properties fo:font-size="10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ender" style:family="paragraph" style:parent-style-name="Frame_20_contents" style:class="extra">
      <style:paragraph-properties fo:margin-top="0cm" fo:margin-bottom="0.4cm" style:contextual-spacing="false" text:number-lines="false" text:line-number="0"/>
      <style:text-properties fo:color="#666666" style:font-name="Arial1" fo:font-size="7pt"/>
    </style:style>
    <style:style style:name="Empfänger-Adresse" style:family="paragraph" style:parent-style-name="Frame_20_contents" style:master-page-name="">
      <style:paragraph-properties fo:margin-top="0cm" fo:margin-bottom="0cm" style:contextual-spacing="false" fo:line-height="130%" style:page-number="auto" fo:background-color="transparent" style:shadow="none">
        <style:background-image/>
      </style:paragraph-properties>
      <style:text-properties style:font-name="Arial1" fo:font-size="10pt"/>
    </style:style>
    <style:style style:name="Datum" style:family="paragraph" style:parent-style-name="Standard" style:master-page-name="">
      <style:paragraph-properties fo:line-height="100%" style:page-number="auto"/>
      <style:text-properties fo:font-size="8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Standard">
      <style:paragraph-properties fo:margin-top="0cm" fo:margin-bottom="1.15cm" style:contextual-spacing="false" fo:line-height="130%" fo:keep-together="always" style:page-number="auto" fo:break-before="auto" fo:break-after="auto" fo:padding="0cm" fo:border="none" style:shadow="none" fo:keep-with-next="always" text:number-lines="true" text:line-number="0"/>
      <style:text-properties fo:font-variant="normal" fo:text-transform="none" fo:font-size="18pt" fo:font-weight="normal" style:font-size-asian="115%" style:font-weight-asian="bold" style:font-size-complex="115%" style:font-weight-complex="bold"/>
    </style:style>
    <style:style style:name="Anrede" style:family="paragraph" style:parent-style-name="Standard" style:next-style-name="Text_20_body" style:class="text" style:master-page-name="">
      <style:paragraph-properties fo:margin-top="0cm" fo:margin-bottom="0.94cm" style:contextual-spacing="false" style:page-number="auto"/>
      <style:text-properties fo:font-size="11pt"/>
    </style:style>
    <style:style style:name="Salutation" style:family="paragraph" style:parent-style-name="Standard" style:next-style-name="Signature" style:class="text" style:master-page-name="">
      <style:paragraph-properties fo:margin="100%" fo:margin-left="0cm" fo:margin-right="0cm" fo:margin-top="0.6cm" fo:margin-bottom="0cm" style:contextual-spacing="false" fo:text-indent="0cm" style:auto-text-indent="false" style:page-number="auto" fo:keep-with-next="always"/>
      <style:text-properties style:font-name="Arial1" fo:font-size="11pt"/>
    </style:style>
    <style:style style:name="Signature" style:family="paragraph" style:parent-style-name="Standard" style:next-style-name="Standard" style:class="text">
      <style:paragraph-properties fo:margin="100%" fo:margin-left="0cm" fo:margin-right="0cm" fo:margin-top="2.08cm" fo:margin-bottom="0cm" style:contextual-spacing="false" fo:text-indent="0cm" style:auto-text-indent="false" fo:keep-with-next="always">
        <style:tab-stops>
          <style:tab-stop style:position="10.16cm"/>
        </style:tab-stops>
      </style:paragraph-properties>
      <style:text-properties style:font-name="Arial1" fo:font-size="11pt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font-name="SariCompPro" fo:font-size="8pt"/>
    </style:style>
    <style:style style:name="Title" style:family="paragraph" style:parent-style-name="Heading" style:next-style-name="Subtitle" style:class="chapter" style:master-page-name="">
      <style:paragraph-properties fo:margin-top="0.199cm" fo:margin-bottom="0cm" style:contextual-spacing="false" fo:text-align="start" style:justify-single-word="false" style:page-number="auto" fo:background-color="transparent" fo:padding="0.25cm" fo:border-left="none" fo:border-right="none" fo:border-top="0.06pt solid #000000" fo:border-bottom="0.06pt solid #000000" style:shadow="none">
        <style:background-image/>
      </style:paragraph-properties>
      <style:text-properties fo:color="#4c4c4c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42cm" fo:margin-bottom="0.319cm" style:contextual-spacing="false" fo:line-height="130%" fo:keep-together="always" style:page-number="auto" style:shadow="none"/>
      <style:text-properties fo:font-variant="normal" fo:text-transform="non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sfp_20_-_20_subject_20_in_20_letter_20__26__20_tilte_20_of_20_documents" style:display-name="sfp - subject in letter &amp; tilte of documents" style:family="paragraph" style:parent-style-name="Standard" style:next-style-name="Anrede" style:master-page-name="">
      <style:paragraph-properties fo:margin-top="0.199cm" fo:margin-bottom="1.401cm" style:contextual-spacing="false" style:page-number="auto" fo:padding="0.25cm" fo:border-left="none" fo:border-right="none" fo:border-top="none" fo:border-bottom="0.06pt solid #000000" style:shadow="none"/>
      <style:text-properties fo:text-transform="uppercase" style:use-window-font-color="true" style:font-name="Arial2" fo:font-size="12pt" style:text-underline-style="none" fo:font-weight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63cm" fo:margin-bottom="0.31cm" style:contextual-spacing="false" fo:line-height="130%" fo:keep-together="always" style:page-number="auto"/>
      <style:text-properties fo:font-variant="normal" fo:text-transform="non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 style:master-page-name="">
      <style:paragraph-properties fo:line-height="130%" style:page-number="auto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 style:master-page-name="Standard">
      <style:paragraph-properties fo:margin="100%" fo:margin-left="0cm" fo:margin-right="0cm" fo:margin-top="0cm" fo:margin-bottom="0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1.499cm" fo:margin-right="0cm" fo:margin-top="0.499cm" fo:margin-bottom="0cm" style:contextual-spacing="false" fo:line-height="130%" fo:text-indent="-1.499cm" style:auto-text-indent="false" style:page-number="auto">
        <style:tab-stops>
          <style:tab-stop style:position="2cm"/>
        </style:tab-stops>
      </style:paragraph-properties>
      <style:text-properties fo:text-transform="uppercase" fo:font-size="14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1.499cm" fo:margin-right="0cm" fo:margin-top="0.199cm" fo:margin-bottom="0cm" style:contextual-spacing="false" fo:line-height="130%" style:register-true="false" fo:text-indent="-1.499cm" style:auto-text-indent="false" style:page-number="auto">
        <style:tab-stops>
          <style:tab-stop style:position="15.07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3" style:display-name="Contents 3" style:family="paragraph" style:parent-style-name="Index" style:class="index" style:master-page-name="">
      <style:paragraph-properties fo:margin="100%" fo:margin-left="1.499cm" fo:margin-right="0cm" fo:margin-top="0.101cm" fo:margin-bottom="0cm" style:contextual-spacing="false" fo:line-height="130%" fo:text-indent="-1.499cm" style:auto-text-indent="false" style:page-number="auto" style:shadow="none">
        <style:tab-stops>
          <style:tab-stop style:position="15.57cm" style:type="right"/>
        </style:tab-stops>
      </style:paragraph-properties>
      <style:text-properties fo:text-transform="uppercase" fo:color="#000000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style:contextual-spacing="false" fo:line-height="130%" fo:text-indent="0cm" style:auto-text-indent="false">
        <style:tab-stops>
          <style:tab-stop style:position="14.074cm" style:type="right" style:leader-style="dotted" style:leader-text="."/>
        </style:tab-stops>
      </style:paragraph-properties>
    </style:style>
    <style:style style:name="sfp_20_-_20_text_20_body_20_letter" style:display-name="sfp - text body letter" style:family="paragraph" style:parent-style-name="Text_20_body">
      <style:text-properties fo:font-size="11pt"/>
    </style:style>
    <style:style style:name="sfp_20_-_20_table_20_heading_20_protocol" style:display-name="sfp - table heading protocol" style:family="paragraph" style:parent-style-name="Standard" style:next-style-name="Standard" style:master-page-name="">
      <style:paragraph-properties fo:margin-top="0cm" fo:margin-bottom="0cm" style:contextual-spacing="false" fo:line-height="100%" style:page-number="auto" style:shadow="none"/>
      <style:text-properties fo:font-size="8pt" fo:font-weight="bold" style:font-size-asian="9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20%" text:number-lines="false" text:line-number="0" style:vertical-align="top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.21cm" style:contextual-spacing="false" style:shadow="none"/>
      <style:text-properties fo:font-style="normal"/>
    </style:style>
    <style:style style:name="sfp_20_-_20_table_20_headers_20_CV" style:display-name="sfp - table headers CV" style:family="paragraph" style:parent-style-name="sfp_20_-_20_table_20_heading_20_protocol" style:master-page-name="">
      <style:paragraph-properties style:page-number="auto"/>
      <style:text-properties fo:color="#4c4c4c" fo:font-size="8pt"/>
    </style:style>
    <style:style style:name="Numbering_20_1" style:display-name="Numbering 1" style:family="paragraph" style:parent-style-name="List" style:list-style-name="Numbering_20_1" style:class="list" style:master-page-name="">
      <style:paragraph-properties fo:margin="100%" fo:margin-left="0cm" fo:margin-right="0cm" fo:margin-top="0cm" fo:margin-bottom="0.199cm" style:contextual-spacing="false" fo:text-indent="0cm" style:auto-text-indent="false" style:page-number="auto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fo:padding="0cm" fo:border="none" style:shadow="none" text:number-lines="false" text:line-number="0"/>
      <style:text-properties fo:font-size="8pt" style:font-size-asian="10pt" style:font-size-complex="10pt"/>
    </style:style>
    <style:style style:name="Illustration" style:family="paragraph" style:parent-style-name="Caption" style:class="extra"/>
    <style:style style:name="Month_20_in_20_Costsheet" style:display-name="Month in Costsheet" style:family="paragraph" style:parent-style-name="Table_20_Contents" style:next-style-name="Table_20_Contents" style:master-page-name="">
      <style:paragraph-properties style:page-number="auto"/>
    </style:style>
    <style:style style:name="sfp_20_-_20_table_20_header_20_2" style:display-name="sfp - table header 2" style:family="paragraph" style:parent-style-name="Table_20_Heading" style:next-style-name="Table_20_Contents"/>
    <style:style style:name="sfp_20_-_20_table_20_costs_20_in_20_cost_20_sheet" style:display-name="sfp - table costs in cost sheet" style:family="paragraph" style:parent-style-name="Table_20_Contents" style:master-page-name="">
      <style:paragraph-properties fo:text-align="end" style:justify-single-word="false" style:page-number="auto"/>
    </style:style>
    <style:style style:name="sfp_20_-_20_table_20_total_20_in_20_cost_20_sheet" style:display-name="sfp - table total in cost sheet" style:family="paragraph" style:parent-style-name="Table_20_Contents">
      <style:text-properties fo:font-weight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background-color="transparent" fo:padding="0cm" fo:border="none" style:shadow="none" text:number-lines="false" text:line-number="0" style:join-border="false">
        <style:tab-stops/>
        <style:background-image/>
      </style:paragraph-properties>
      <style:text-properties fo:font-size="6pt" style:text-underline-style="dotted" style:text-underline-width="auto" style:text-underline-color="font-color" style:font-size-asian="6pt" style:font-size-complex="6pt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style:contextual-spacing="false" fo:text-indent="-0.635cm" style:auto-text-indent="false"/>
    </style:style>
    <style:style style:name="sfp_20_table_20_CV_20_-_20_content" style:display-name="sfp table CV - content" style:family="paragraph" style:parent-style-name="Table_20_Contents">
      <style:text-properties fo:font-size="8pt"/>
    </style:style>
    <style:style style:name="Footer_20_left" style:display-name="Footer left" style:family="paragraph" style:parent-style-name="Standard" style:class="extra">
      <style:paragraph-properties style:shadow="none" text:number-lines="false" text:line-number="0">
        <style:tab-stops>
          <style:tab-stop style:position="7.786cm" style:type="center"/>
          <style:tab-stop style:position="15.57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style:shadow="none" text:number-lines="false" text:line-number="0">
        <style:tab-stops>
          <style:tab-stop style:position="7.786cm" style:type="center"/>
          <style:tab-stop style:position="15.57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top="0cm" fo:margin-bottom="0.101cm" style:contextual-spacing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Placeholder" style:family="text">
      <style:text-properties fo:font-variant="normal" fo:text-transform="none" fo:color="#808000" style:text-underline-style="dotted" style:text-underline-width="auto" style:text-underline-color="#e6e6ff" fo:background-color="#ffff66"/>
    </style:style>
    <style:style style:name="sfp_20_-_20_snowflake_20__40__20_footer" style:display-name="sfp - snowflake @ footer" style:family="text">
      <style:text-properties fo:color="#000000" fo:font-size="8pt" fo:font-weight="bold"/>
    </style:style>
    <style:style style:name="sfp_20_-_20_subject_20__40__20_footer" style:display-name="sfp - subject @ footer" style:family="text">
      <style:text-properties fo:text-transform="uppercase" fo:font-size="8pt" fo:font-weight="normal"/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fp_20_-_20_management_20_summery_20_subtitle" style:display-name="sfp - management summery subtitle" style:family="text">
      <style:text-properties fo:font-variant="normal" fo:text-transform="none" fo:font-weight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>
      <style:text-properties style:text-underline-style="solid" style:text-underline-width="auto" style:text-underline-color="font-color"/>
    </style:style>
    <style:style style:name="sfp_20_-_20_internal_20_document_20_link" style:display-name="sfp - internal document link" style:family="text" style:parent-style-name="Internet_20_link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fp_20_-_20_table_20_months_20_in_20_cost_20_sheet" style:display-name="sfp - table months in cost sheet" style:family="text">
      <style:text-properties fo:font-size="7pt" fo:language="de" fo:country="CH" style:text-rotation-angle="90" style:text-rotation-scale="line-height"/>
    </style:style>
    <style:style style:name="sfp_20_-_20_protocol_20_legend" style:display-name="sfp - protocol legend" style:family="text">
      <style:text-properties style:font-name="Arial3" fo:font-size="7pt" fo:language="de" fo:country="CH" fo:font-weight="normal" style:font-name-asian="Verdana" style:font-size-asian="7pt" style:font-weight-asian="normal" style:font-name-complex="Verdana" style:font-size-complex="7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sfp_20_-_20_link_20_in_20_table_20_of_20_content" style:display-name="sfp - link in table of content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shadow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| " style:num-format="1">
        <style:list-level-properties text:list-level-position-and-space-mode="label-alignment">
          <style:list-level-label-alignment text:label-followed-by="nothing" fo:text-indent="-0.7cm" fo:margin-left="0.7cm"/>
        </style:list-level-properties>
      </text:outline-level-style>
      <text:outline-level-style text:level="2" style:num-suffix=" | " style:num-format="1" text:display-levels="2">
        <style:list-level-properties text:list-level-position-and-space-mode="label-alignment">
          <style:list-level-label-alignment text:label-followed-by="nothing" fo:text-indent="-0.9cm" fo:margin-left="0.9cm"/>
        </style:list-level-properties>
      </text:outline-level-style>
      <text:outline-level-style text:level="3" style:num-suffix=" | " style:num-format="1" text:display-levels="3">
        <style:list-level-properties text:list-level-position-and-space-mode="label-alignment">
          <style:list-level-label-alignment text:label-followed-by="nothing" fo:text-indent="-1.199cm" fo:margin-left="1.1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7cm"/>
      </text:list-level-style-number>
      <text:list-level-style-number text:level="2" text:style-name="Numbering_20_Symbols" style:num-suffix="." style:num-format="1">
        <style:list-level-properties text:space-before="0.501cm" text:min-label-width="1cm"/>
      </text:list-level-style-number>
      <text:list-level-style-number text:level="3" text:style-name="Numbering_20_Symbols" style:num-suffix="." style:num-format="1">
        <style:list-level-properties text:space-before="1cm" text:min-label-width="1cm"/>
      </text:list-level-style-number>
      <text:list-level-style-number text:level="4" text:style-name="Numbering_20_Symbols" style:num-suffix="." style:num-format="1">
        <style:list-level-properties text:space-before="1.501cm" text:min-label-width="1cm"/>
      </text:list-level-style-number>
      <text:list-level-style-number text:level="5" text:style-name="Numbering_20_Symbols" style:num-suffix="." style:num-format="1">
        <style:list-level-properties text:space-before="2cm" text:min-label-width="1cm"/>
      </text:list-level-style-number>
      <text:list-level-style-number text:level="6" text:style-name="Numbering_20_Symbols" style:num-suffix="." style:num-format="1">
        <style:list-level-properties text:space-before="2.501cm" text:min-label-width="1cm"/>
      </text:list-level-style-number>
      <text:list-level-style-number text:level="7" text:style-name="Numbering_20_Symbols" style:num-suffix="." style:num-format="1">
        <style:list-level-properties text:space-before="3.001cm" text:min-label-width="1cm"/>
      </text:list-level-style-number>
      <text:list-level-style-number text:level="8" text:style-name="Numbering_20_Symbols" style:num-suffix="." style:num-format="1">
        <style:list-level-properties text:space-before="3.501cm" text:min-label-width="1cm"/>
      </text:list-level-style-number>
      <text:list-level-style-number text:level="9" text:style-name="Numbering_20_Symbols" style:num-suffix="." style:num-format="1">
        <style:list-level-properties text:space-before="4.001cm" text:min-label-width="1cm"/>
      </text:list-level-style-number>
      <text:list-level-style-number text:level="10" text:style-name="Numbering_20_Symbols" style:num-suffix="." style:num-format="1">
        <style:list-level-properties text:space-before="4.502cm" text:min-label-width="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image text:level="1" xlink:href="Pictures/100000000000000600000006696DCE7B.png" xlink:type="simple" xlink:show="embed" xlink:actuate="onLoad">
        <style:list-level-properties text:min-label-width="0.7cm" style:vertical-pos="middle" style:vertical-rel="char" fo:width="0.212cm" fo:height="0.212cm"/>
      </text:list-level-style-image>
      <text:list-level-style-image text:level="2" xlink:href="Pictures/100000000000000600000006696DCE7B.png" xlink:type="simple" xlink:show="embed" xlink:actuate="onLoad">
        <style:list-level-properties text:space-before="0.701cm" text:min-label-width="0.4cm" style:vertical-pos="middle" style:vertical-rel="char" fo:width="0.212cm" fo:height="0.212cm"/>
      </text:list-level-style-image>
      <text:list-level-style-image text:level="3" xlink:href="Pictures/100000000000000600000006696DCE7B.png" xlink:type="simple" xlink:show="embed" xlink:actuate="onLoad">
        <style:list-level-properties text:space-before="1.101cm" text:min-label-width="0.4cm" style:vertical-pos="middle" style:vertical-rel="char" fo:width="0.212cm" fo:height="0.212cm"/>
      </text:list-level-style-image>
      <text:list-level-style-image text:level="4" xlink:href="Pictures/100000000000000600000006696DCE7B.png" xlink:type="simple" xlink:show="embed" xlink:actuate="onLoad">
        <style:list-level-properties text:space-before="1.2cm" text:min-label-width="0.4cm" style:vertical-pos="middle" style:vertical-rel="char" fo:width="0.212cm" fo:height="0.212cm"/>
      </text:list-level-style-image>
      <text:list-level-style-image text:level="5" xlink:href="Pictures/100000000000000600000006696DCE7B.png" xlink:type="simple" xlink:show="embed" xlink:actuate="onLoad">
        <style:list-level-properties text:space-before="1.6cm" text:min-label-width="0.4cm" style:vertical-pos="middle" style:vertical-rel="char" fo:width="0.212cm" fo:height="0.212cm"/>
      </text:list-level-style-image>
      <text:list-level-style-image text:level="6" xlink:href="Pictures/100000000000000600000006696DCE7B.png" xlink:type="simple" xlink:show="embed" xlink:actuate="onLoad">
        <style:list-level-properties text:space-before="2.001cm" text:min-label-width="0.4cm" style:vertical-pos="middle" style:vertical-rel="char" fo:width="0.212cm" fo:height="0.212cm"/>
      </text:list-level-style-image>
      <text:list-level-style-image text:level="7" xlink:href="Pictures/100000000000000600000006696DCE7B.png" xlink:type="simple" xlink:show="embed" xlink:actuate="onLoad">
        <style:list-level-properties text:space-before="2.399cm" text:min-label-width="0.4cm" style:vertical-pos="middle" style:vertical-rel="char" fo:width="0.212cm" fo:height="0.212cm"/>
      </text:list-level-style-image>
      <text:list-level-style-image text:level="8" xlink:href="Pictures/100000000000000600000006696DCE7B.png" xlink:type="simple" xlink:show="embed" xlink:actuate="onLoad">
        <style:list-level-properties text:space-before="2.8cm" text:min-label-width="0.4cm" style:vertical-pos="middle" style:vertical-rel="char" fo:width="0.212cm" fo:height="0.212cm"/>
      </text:list-level-style-image>
      <text:list-level-style-image text:level="9" xlink:href="Pictures/100000000000000600000006696DCE7B.png" xlink:type="simple" xlink:show="embed" xlink:actuate="onLoad">
        <style:list-level-properties text:space-before="3.2cm" text:min-label-width="0.4cm" style:vertical-pos="middle" style:vertical-rel="char" fo:width="0.212cm" fo:height="0.212cm"/>
      </text:list-level-style-image>
      <text:list-level-style-image text:level="10" xlink:href="Pictures/100000000000000600000006696DCE7B.png" xlink:type="simple" xlink:show="embed" xlink:actuate="onLoad">
        <style:list-level-properties text:space-before="3.601cm" text:min-label-width="0.4cm" style:vertical-pos="middle" style:vertical-rel="char" fo:width="0.212cm" fo:height="0.212cm"/>
      </text:list-level-style-image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24.289cm" fo:margin-left="0cm" table:align="left"/>
    </style:style>
    <style:style style:name="Tabelle2.A" style:family="table-column">
      <style:table-column-properties style:column-width="12.508cm"/>
    </style:style>
    <style:style style:name="Tabelle2.B" style:family="table-column">
      <style:table-column-properties style:column-width="11.781cm"/>
    </style:style>
    <style:style style:name="Tabelle2.1" style:family="table-row">
      <style:table-row-properties style:min-row-height="2.293cm"/>
    </style:style>
    <style:style style:name="Tabelle2.A1" style:family="table-cell">
      <style:table-cell-properties style:vertical-align="bottom" fo:padding="0cm" fo:border="none"/>
    </style:style>
    <style:style style:name="Tabel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  <style:text-properties officeooo:paragraph-rsid="00011911"/>
    </style:style>
    <style:style style:name="MP3" style:family="paragraph" style:parent-style-name="Header">
      <style:text-properties fo:font-size="2pt" officeooo:paragraph-rsid="0006281f" style:font-size-asian="1.75pt" style:font-size-complex="2pt"/>
    </style:style>
    <style:style style:name="MP4" style:family="paragraph" style:parent-style-name="Datum">
      <style:paragraph-properties fo:text-align="end" style:justify-single-word="false"/>
      <style:text-properties style:font-name="SariCompPro" fo:font-size="8pt" officeooo:rsid="003f0c1f" officeooo:paragraph-rsid="0006281f" style:font-size-asian="8pt" style:font-size-complex="8pt"/>
    </style:style>
    <style:style style:name="MP5" style:family="paragraph" style:parent-style-name="Standard">
      <style:text-properties fo:font-size="2pt" officeooo:paragraph-rsid="0006281f" style:font-size-asian="1.75pt" style:font-size-complex="2pt"/>
    </style:style>
    <style:style style:name="MP6" style:family="paragraph" style:parent-style-name="Footer">
      <style:paragraph-properties fo:text-align="start" style:justify-single-word="false">
        <style:tab-stops>
          <style:tab-stop style:position="24.236cm" style:type="right"/>
        </style:tab-stops>
      </style:paragraph-properties>
      <style:text-properties officeooo:paragraph-rsid="0006281f"/>
    </style:style>
    <style:style style:name="MT1" style:family="text">
      <style:text-properties fo:font-weight="normal" officeooo:rsid="003ecf59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289c26" style:font-weight-asian="normal" style:font-weight-complex="normal"/>
    </style:style>
    <style:style style:name="Mfr1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0.9cm" fo:margin-left="2.93cm" fo:margin-right="2.499cm" style:shadow="none" fo:background-color="transparent" style:writing-mode="lr-tb" style:footnote-max-height="0cm">
        <style:background-image/>
        <style:footnote-sep style:distance-before-sep="0.3cm" style:distance-after-sep="0.101cm" style:line-style="none" style:adjustment="left" style:rel-width="100%" style:color="#000000"/>
      </style:page-layout-properties>
      <style:header-style>
        <style:header-footer-properties svg:height="3.5cm" fo:margin-left="0cm" fo:margin-right="0cm" fo:margin-bottom="1.499cm" fo:border-top="none" fo:border-bottom="0.06pt solid #4c4c4c" fo:border-left="none" fo:border-right="none" fo:padding-top="0.049cm" fo:padding-bottom="0.3cm" fo:padding-left="0.049cm" fo:padding-right="0.049cm" style:shadow="none" style:dynamic-spacing="false"/>
      </style:header-style>
      <style:footer-style>
        <style:header-footer-properties fo:min-height="0.6cm" fo:margin-left="0cm" fo:margin-right="0cm" fo:margin-top="0.499cm" fo:border-top="0.06pt solid #4c4c4c" fo:border-bottom="none" fo:border-left="none" fo:border-right="none" fo:padding-top="0.3cm" fo:padding-bottom="0.049cm" fo:padding-left="0.049cm" fo:padding-right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01cm" fo:margin-bottom="0.9cm" fo:margin-left="2.93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1.499cm" style:dynamic-spacing="false"/>
      </style:header-style>
      <style:footer-style>
        <style:header-footer-properties fo:min-height="0.6cm" fo:margin-left="0cm" fo:margin-right="0cm" fo:margin-top="0.499cm" fo:border-top="0.06pt solid #4c4c4c" fo:border-bottom="none" fo:border-left="none" fo:border-right="none" fo:padding-top="0.3cm" fo:padding-bottom="0.049cm" fo:padding-left="0.049cm" fo:padding-right="0.04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cm" fo:margin-bottom="0.9cm" fo:margin-left="2.93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fo:border-top="none" fo:border-bottom="0.06pt solid #4c4c4c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4c4c4c" fo:border-bottom="none" fo:border-left="none" fo:border-right="none" fo:padding-top="0.3cm" fo:padding-bottom="0.049cm" fo:padding-left="0.049cm" fo:padding-right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nowflake logo standard pages" text:anchor-type="paragraph" svg:x="13.7cm" svg:y="-0.014cm" svg:width="1.879cm" svg:height="1.653cm" draw:z-index="1"><draw:image xlink:href="Pictures/10000201000000FB000000DDBAB4CC2A.png" xlink:type="simple" xlink:show="embed" xlink:actuate="onLoad"/></draw:frame></text:p>
      </style:header>
      <style:footer>
        <text:p text:style-name="MP1"><text:tab/>Seite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sfp_20_-_20_first_20_page" style:display-name="sfp - first page" style:page-layout-name="Mpm3" style:next-style-name="Standard">
      <style:header>
        <text:p text:style-name="Header"><draw:frame draw:style-name="Mfr2" draw:name="snowflake logo title page" text:anchor-type="paragraph" svg:x="15.469cm" svg:y="1.109cm" svg:width="3.099cm" svg:height="2.722cm" draw:z-index="0"><draw:image xlink:href="Pictures/10000201000000FB000000DDBAB4CC2A.png" xlink:type="simple" xlink:show="embed" xlink:actuate="onLoad"/></draw:frame></text:p>
      </style:header>
      <style:footer>
        <text:p text:style-name="MP2"><text:span text:style-name="sfp_20_-_20_snowflake_20__40__20_footer"><text:span text:style-name="MT1"><text:tab/></text:span></text:span><text:span text:style-name="sfp_20_-_20_snowflake_20__40__20_footer"><text:span text:style-name="MT2">Seite</text:span></text:span><text:span text:style-name="sfp_20_-_20_snowflake_20__40__20_footer"><text:span text:style-name="MT3"> </text:span></text:span><text:span text:style-name="sfp_20_-_20_snowflake_20__40__20_footer"><text:span text:style-name="MT2"><text:page-number text:select-page="current">1</text:page-number></text:span></text:span><text:span text:style-name="sfp_20_-_20_snowflake_20__40__20_footer"><text:span text:style-name="MT2">/</text:span></text:span><text:span text:style-name="sfp_20_-_20_snowflake_20__40__20_footer"><text:span text:style-name="MT2"><text:page-count>1</text:page-count></text:span></text:span></text:p>
      </style:footer>
    </style:master-page>
    <style:master-page style:name="Endnote" style:page-layout-name="Mpm4"/>
    <style:master-page style:name="Landscape" style:page-layout-name="Mpm5">
      <style:head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3"><draw:frame draw:style-name="Mfr3" draw:name="Grafik1" text:anchor-type="paragraph" svg:x="22.435cm" svg:y="-2.198cm" svg:width="1.879cm" svg:height="1.653cm" draw:z-index="0"><draw:image xlink:href="Pictures/10000201000000FB000000DDBAB4CC2A.png" xlink:type="simple" xlink:show="embed" xlink:actuate="onLoad"/></draw:frame></text:p>
            </table:table-cell>
            <table:table-cell table:style-name="Tabelle2.B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sfp_20_-_20_snowflake_20__40__20_footer"><text:span text:style-name="MT1"><text:tab/></text:span></text:span><text:span text:style-name="sfp_20_-_20_snowflake_20__40__20_footer"><text:span text:style-name="MT2">Seite</text:span></text:span><text:span text:style-name="sfp_20_-_20_snowflake_20__40__20_footer"><text:span text:style-name="MT3"> </text:span></text:span><text:span text:style-name="sfp_20_-_20_snowflake_20__40__20_footer"><text:span text:style-name="MT2"><text:page-number text:select-page="current">1</text:page-number></text:span></text:span><text:span text:style-name="sfp_20_-_20_snowflake_20__40__20_footer"><text:span text:style-name="MT2">/</text:span></text:span><text:span text:style-name="sfp_20_-_20_snowflake_20__40__20_footer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3:49:49.36</meta:creation-date>
    <meta:editing-duration>PT1H29M9S</meta:editing-duration>
    <meta:editing-cycles>15</meta:editing-cycles>
    <meta:generator>LibreOffice/3.6$Windows_x86 LibreOffice_project/58f22d5-270d05a-e2abed1-ea17a85-9b5702</meta:generator>
    <dc:subject>CD / CI</dc:subject>
    <dc:title>short document</dc:title>
    <dc:date>2013-03-12T16:56:05.06</dc:date>
    <meta:document-statistic meta:table-count="1" meta:image-count="3" meta:object-count="0" meta:page-count="1" meta:paragraph-count="18" meta:word-count="143" meta:character-count="975" meta:non-whitespace-character-count="851"/>
    <meta:user-defined meta:name="Info 1"/>
    <meta:user-defined meta:name="Info 2"/>
    <meta:user-defined meta:name="Info 3"/>
    <meta:user-defined meta:name="Info 4"/>
    <meta:template xlink:type="simple" xlink:actuate="onRequest" xlink:title="short document" xlink:href="file:///K:/OOoTemplate/snowflake%20-%20standard/Short%20Document.ott" meta:date="2013-03-12T13:49:49.19"/>
  </office:meta>
</office:document-meta>
</file>